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55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6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1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0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8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6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1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1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6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4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19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2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4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8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8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8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8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2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0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8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9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2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8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8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5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69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3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7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6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8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3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39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16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3cm" fo:padding-top="0cm" fo:padding-bottom="0cm" fo:padding-left="0cm" fo:padding-right="0cm"/>
    </style:style>
    <style:style style:name="gr40" style:family="graphic" style:parent-style-name="standard">
      <style:graphic-properties fo:border="solid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3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5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4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9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3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8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2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7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7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6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2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32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7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0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5.88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1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6" style:family="paragraph">
      <loext:graphic-properties draw:fill="none"/>
      <style:paragraph-properties fo:text-align="start" style:writing-mode="lr-tb"/>
      <style:text-properties fo:font-size="10.8000001907349pt" style:font-size-asian="10.8000001907349pt" style:font-size-complex="10.8000001907349pt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8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style:font-name="Arial1" fo:font-size="10.8000001907349pt" style:font-size-asian="10.8000001907349pt" style:font-name-complex="Arial1" style:font-size-complex="10.8000001907349pt"/>
    </style:style>
    <style:style style:name="T3" style:family="text">
      <style:text-properties fo:color="#000000" style:font-name="Arial1" fo:font-size="9.89999961853027pt" fo:font-style="italic" style:font-size-asian="9.89999961853027pt" style:font-name-complex="Arial1" style:font-size-complex="9.89999961853027pt" style:font-style-complex="italic"/>
    </style:style>
    <style:style style:name="T4" style:family="text">
      <style:text-properties fo:color="#000000" style:font-name="Arial1" fo:font-size="13.8999996185303pt" fo:font-weight="bold" style:font-size-asian="13.8999996185303pt" style:font-name-complex="Arial1" style:font-size-complex="13.8999996185303pt" style:font-weight-complex="bold"/>
    </style:style>
    <style:style style:name="T5" style:family="text">
      <style:text-properties fo:color="#000000" style:font-name="Arial1" fo:font-size="11.3000001907349pt" style:font-size-asian="11.3000001907349pt" style:font-name-complex="Arial1" style:font-size-complex="11.3000001907349pt"/>
    </style:style>
    <style:style style:name="T6" style:family="text">
      <style:text-properties fo:color="#000000" style:font-name="Arial1" fo:font-size="10.8000001907349pt" fo:font-weight="bold" style:font-size-asian="10.8000001907349pt" style:font-name-complex="Arial1" style:font-size-complex="10.8000001907349pt" style:font-weight-complex="bold"/>
    </style:style>
    <style:style style:name="T7" style:family="text">
      <style:text-properties fo:color="#000000" style:font-name="Arial1" fo:font-size="10.8000001907349pt" fo:font-weight="bold" style:font-size-asian="10.8000001907349pt" style:font-weight-asian="bold" style:font-name-complex="Arial1" style:font-size-complex="10.8000001907349pt" style:font-weight-complex="bold"/>
    </style:style>
    <style:style style:name="T8" style:family="text">
      <style:text-properties fo:color="#000000" style:font-name="Arial1" fo:font-size="10.8000001907349pt" fo:font-style="italic" style:font-size-asian="10.8000001907349pt" style:font-name-complex="Arial1" style:font-size-complex="10.8000001907349pt" style:font-style-complex="italic"/>
    </style:style>
    <style:style style:name="T9" style:family="text">
      <style:text-properties fo:color="#000000" style:font-name="Arial1" fo:font-size="8.89999961853027pt" fo:font-style="italic" style:font-size-asian="8.89999961853027pt" style:font-name-complex="Arial1" style:font-size-complex="8.8999996185302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uli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kstvak 1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kstvak 1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3.447cm" svg:height="0.433cm" svg:x="3.81cm" svg:y="24.296cm">
          <draw:text-box>
            <text:p text:style-name="P1"><text:span text:style-name="T2">TREC OpenSearch 2016 organizers to </text:span><text:span text:style-name="T2"><text:a xlink:href="mailto:trec-os-organizers@googlegroups.com" xlink:type="simple">trec-os-organizers@googlegroups.com</text:a></text:span><text:span text:style-name="T2">. </text:span></text:p>
          </draw:text-box>
        </draw:frame>
        <draw:frame draw:style-name="gr2" draw:text-style-name="P3" draw:layer="layout" svg:width="7.266cm" svg:height="0.395cm" svg:x="2.54cm" svg:y="2.556cm">
          <draw:text-box>
            <text:p text:style-name="P1"><text:span text:style-name="T3">Application to use the data of and participate in</text:span></text:p>
          </draw:text-box>
        </draw:frame>
        <draw:frame draw:style-name="gr3" draw:text-style-name="P2" draw:layer="layout" svg:width="0.38cm" svg:height="0.433cm" svg:x="9.875cm" svg:y="2.525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5.611cm" svg:height="0.556cm" svg:x="2.54cm" svg:y="3.026cm">
          <draw:text-box>
            <text:p text:style-name="P1"><text:span text:style-name="T4">TREC OpenSearch 2016</text:span></text:p>
          </draw:text-box>
        </draw:frame>
        <draw:frame draw:style-name="gr3" draw:text-style-name="P2" draw:layer="layout" svg:width="0.38cm" svg:height="0.433cm" svg:x="10.445cm" svg:y="3.126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0.38cm" svg:height="0.433cm" svg:x="2.54cm" svg:y="3.668cm">
          <draw:text-box>
            <text:p text:style-name="P1"><text:span text:style-name="T2"><text:s/></text:span></text:p>
          </draw:text-box>
        </draw:frame>
        <draw:frame draw:style-name="gr5" draw:text-style-name="P2" draw:layer="layout" svg:width="15.835cm" svg:height="0.433cm" svg:x="2.54cm" svg:y="4.184cm">
          <draw:text-box>
            <text:p text:style-name="P1"><text:span text:style-name="T2">The following person, engaging in research and development of natural language processing, </text:span></text:p>
          </draw:text-box>
        </draw:frame>
        <draw:frame draw:style-name="gr6" draw:text-style-name="P2" draw:layer="layout" svg:width="15.009cm" svg:height="0.433cm" svg:x="2.54cm" svg:y="4.692cm">
          <draw:text-box>
            <text:p text:style-name="P1"><text:span text:style-name="T2">information retrieval or document understanding systems, and a member of the following </text:span></text:p>
          </draw:text-box>
        </draw:frame>
        <draw:frame draw:style-name="gr7" draw:text-style-name="P2" draw:layer="layout" svg:width="2.288cm" svg:height="0.433cm" svg:x="2.54cm" svg:y="5.209cm">
          <draw:text-box>
            <text:p text:style-name="P1"><text:span text:style-name="T2">organization: </text:span></text:p>
          </draw:text-box>
        </draw:frame>
        <draw:frame draw:style-name="gr3" draw:text-style-name="P2" draw:layer="layout" svg:width="0.38cm" svg:height="0.433cm" svg:x="2.54cm" svg:y="5.725cm">
          <draw:text-box>
            <text:p text:style-name="P1"><text:span text:style-name="T2"><text:s/></text:span></text:p>
          </draw:text-box>
        </draw:frame>
        <draw:frame draw:style-name="gr8" draw:text-style-name="P2" draw:layer="layout" svg:width="7.368cm" svg:height="0.433cm" svg:x="2.54cm" svg:y="6.242cm">
          <draw:text-box>
            <text:p text:style-name="P1"><text:span text:style-name="T2">Name</text:span></text:p>
          </draw:text-box>
        </draw:frame>
        <draw:frame draw:style-name="gr9" draw:text-style-name="P2" draw:layer="layout" svg:width="6.013cm" svg:height="0.433cm" svg:x="2.5cm" svg:y="7.3cm">
          <draw:text-box>
            <text:p text:style-name="P1"><text:span text:style-name="T2">Position</text:span></text:p>
          </draw:text-box>
        </draw:frame>
        <draw:frame draw:style-name="gr10" draw:text-style-name="P2" draw:layer="layout" svg:width="15.919cm" svg:height="0.433cm" svg:x="2.5cm" svg:y="8.3cm">
          <draw:text-box>
            <text:p text:style-name="P1"><text:span text:style-name="T2">Organization</text:span></text:p>
          </draw:text-box>
        </draw:frame>
        <draw:frame draw:style-name="gr10" draw:text-style-name="P2" draw:layer="layout" svg:width="15.919cm" svg:height="0.433cm" svg:x="2.5cm" svg:y="9.267cm">
          <draw:text-box>
            <text:p text:style-name="P1"><text:span text:style-name="T2">Mail address</text:span></text:p>
          </draw:text-box>
        </draw:frame>
        <draw:frame draw:style-name="gr11" draw:text-style-name="P2" draw:layer="layout" svg:width="5.569cm" svg:height="0.433cm" svg:x="2.531cm" svg:y="10.267cm">
          <draw:text-box>
            <text:p text:style-name="P1"><text:span text:style-name="T2">Telephone</text:span></text:p>
          </draw:text-box>
        </draw:frame>
        <draw:frame draw:style-name="gr12" draw:text-style-name="P2" draw:layer="layout" svg:width="4.447cm" svg:height="0.433cm" svg:x="2.553cm" svg:y="11.2cm">
          <draw:text-box>
            <text:p text:style-name="P1"><text:span text:style-name="T2">Fax</text:span></text:p>
          </draw:text-box>
        </draw:frame>
        <draw:frame draw:style-name="gr13" draw:text-style-name="P2" draw:layer="layout" svg:width="6.035cm" svg:height="0.433cm" svg:x="2.565cm" svg:y="12.1cm">
          <draw:text-box>
            <text:p text:style-name="P1"><text:span text:style-name="T2">Email </text:span></text:p>
          </draw:text-box>
        </draw:frame>
        <draw:frame draw:style-name="gr14" draw:text-style-name="P5" draw:layer="layout" svg:width="6.191cm" svg:height="0.45cm" svg:x="2.533cm" svg:y="13.1cm">
          <draw:text-box>
            <text:p text:style-name="P1"><text:span text:style-name="T5">Team name (used in the challenge)</text:span></text:p>
          </draw:text-box>
        </draw:frame>
        <draw:frame draw:style-name="gr15" draw:text-style-name="P6" draw:layer="layout" svg:width="0.46cm" svg:height="0.433cm" svg:x="2.54cm" svg:y="13.218cm">
          <draw:text-box>
            <text:p text:style-name="P1"><text:span text:style-name="T2"><text:s/></text:span></text:p>
          </draw:text-box>
        </draw:frame>
        <draw:frame draw:style-name="gr16" draw:text-style-name="P2" draw:layer="layout" svg:width="14.226cm" svg:height="0.433cm" svg:x="2.54cm" svg:y="13.835cm">
          <draw:text-box>
            <text:p text:style-name="P1"><text:span text:style-name="T2">agrees to use the </text:span><text:span text:style-name="T6">Information</text:span><text:span text:style-name="T2"> designated as the </text:span><text:span text:style-name="T7">TREC OpenSearch 2016 </text:span><text:span text:style-name="T6">system </text:span></text:p>
          </draw:text-box>
        </draw:frame>
        <draw:frame draw:style-name="gr17" draw:text-style-name="P2" draw:layer="layout" svg:width="16.144cm" svg:height="0.433cm" svg:x="2.54cm" svg:y="14.351cm">
          <draw:text-box>
            <text:p text:style-name="P1"><text:span text:style-name="T6">and data </text:span><text:span text:style-name="T2">subject to the following understandings, terms and conditions. These understandings, </text:span></text:p>
          </draw:text-box>
        </draw:frame>
        <draw:frame draw:style-name="gr18" draw:text-style-name="P2" draw:layer="layout" svg:width="11.856cm" svg:height="0.433cm" svg:x="2.54cm" svg:y="14.859cm">
          <draw:text-box>
            <text:p text:style-name="P1"><text:span text:style-name="T2">terms and conditions apply equally to all or to part of the </text:span><text:span text:style-name="T6">Information</text:span><text:span text:style-name="T2">. </text:span></text:p>
          </draw:text-box>
        </draw:frame>
        <draw:frame draw:style-name="gr3" draw:text-style-name="P2" draw:layer="layout" svg:width="0.38cm" svg:height="0.433cm" svg:x="2.54cm" svg:y="15.376cm">
          <draw:text-box>
            <text:p text:style-name="P1"><text:span text:style-name="T2"><text:s/></text:span></text:p>
          </draw:text-box>
        </draw:frame>
        <draw:frame draw:style-name="gr19" draw:text-style-name="P2" draw:layer="layout" svg:width="2.881cm" svg:height="0.433cm" svg:x="2.54cm" svg:y="15.884cm">
          <draw:text-box>
            <text:p text:style-name="P1"><text:span text:style-name="T6">Permitted Uses</text:span><text:span text:style-name="T2"> </text:span></text:p>
          </draw:text-box>
        </draw:frame>
        <draw:frame draw:style-name="gr20" draw:text-style-name="P2" draw:layer="layout" svg:width="14.586cm" svg:height="0.433cm" svg:x="2.54cm" svg:y="16.4cm">
          <draw:text-box>
            <text:p text:style-name="P1"><text:span text:style-name="T2">The </text:span><text:span text:style-name="T6">Information</text:span><text:span text:style-name="T2"> may only be used for research and development of natural language </text:span></text:p>
          </draw:text-box>
        </draw:frame>
        <draw:frame draw:style-name="gr21" draw:text-style-name="P2" draw:layer="layout" svg:width="11.855cm" svg:height="0.433cm" svg:x="2.54cm" svg:y="16.917cm">
          <draw:text-box>
            <text:p text:style-name="P1"><text:span text:style-name="T2">processing, information retrieval or document understanding systems. </text:span></text:p>
          </draw:text-box>
        </draw:frame>
        <draw:frame draw:style-name="gr22" draw:text-style-name="P2" draw:layer="layout" svg:width="0.425cm" svg:height="0.433cm" svg:x="3.177cm" svg:y="17.625cm">
          <draw:text-box>
            <text:p text:style-name="P1"><text:span text:style-name="T2">1. </text:span></text:p>
          </draw:text-box>
        </draw:frame>
        <draw:frame draw:style-name="gr23" draw:text-style-name="P2" draw:layer="layout" svg:width="14.608cm" svg:height="0.433cm" svg:x="3.81cm" svg:y="17.625cm">
          <draw:text-box>
            <text:p text:style-name="P1"><text:span text:style-name="T2">It is not permitted to use the </text:span><text:span text:style-name="T6">Information</text:span><text:span text:style-name="T2"> for any other purpose, especially any use for </text:span></text:p>
          </draw:text-box>
        </draw:frame>
        <draw:frame draw:style-name="gr24" draw:text-style-name="P2" draw:layer="layout" svg:width="14.734cm" svg:height="0.433cm" svg:x="3.81cm" svg:y="18.141cm">
          <draw:text-box>
            <text:p text:style-name="P1"><text:span text:style-name="T2">commercial or distribution purposes and to reproduce or commercialize or distribute for </text:span></text:p>
          </draw:text-box>
        </draw:frame>
        <draw:frame draw:style-name="gr25" draw:text-style-name="P2" draw:layer="layout" svg:width="5.886cm" svg:height="0.433cm" svg:x="3.81cm" svg:y="18.649cm">
          <draw:text-box>
            <text:p text:style-name="P1"><text:span text:style-name="T2">free in any form or by any means. <text:s/></text:span></text:p>
          </draw:text-box>
        </draw:frame>
        <draw:frame draw:style-name="gr22" draw:text-style-name="P2" draw:layer="layout" svg:width="0.425cm" svg:height="0.433cm" svg:x="3.177cm" svg:y="19.165cm">
          <draw:text-box>
            <text:p text:style-name="P1"><text:span text:style-name="T2">2. </text:span></text:p>
          </draw:text-box>
        </draw:frame>
        <draw:frame draw:style-name="gr26" draw:text-style-name="P2" draw:layer="layout" svg:width="14.692cm" svg:height="0.433cm" svg:x="3.81cm" svg:y="19.165cm">
          <draw:text-box>
            <text:p text:style-name="P1"><text:span text:style-name="T2">Summaries, analyses and interpretations of the linguistic properties of the </text:span><text:span text:style-name="T6">Information</text:span><text:span text:style-name="T2"> </text:span></text:p>
          </draw:text-box>
        </draw:frame>
        <draw:frame draw:style-name="gr27" draw:text-style-name="P2" draw:layer="layout" svg:width="14.925cm" svg:height="0.433cm" svg:x="3.81cm" svg:y="19.682cm">
          <draw:text-box>
            <text:p text:style-name="P1"><text:span text:style-name="T2">may be derived and published, provided it is not possible to reconstruct the </text:span><text:span text:style-name="T6">Information</text:span><text:span text:style-name="T2"> </text:span></text:p>
          </draw:text-box>
        </draw:frame>
        <draw:frame draw:style-name="gr28" draw:text-style-name="P2" draw:layer="layout" svg:width="4.087cm" svg:height="0.433cm" svg:x="3.81cm" svg:y="20.19cm">
          <draw:text-box>
            <text:p text:style-name="P1"><text:span text:style-name="T2">from these summaries. <text:s/></text:span></text:p>
          </draw:text-box>
        </draw:frame>
        <draw:frame draw:style-name="gr22" draw:text-style-name="P2" draw:layer="layout" svg:width="0.425cm" svg:height="0.433cm" svg:x="3.177cm" svg:y="20.706cm">
          <draw:text-box>
            <text:p text:style-name="P1"><text:span text:style-name="T2">3. </text:span></text:p>
          </draw:text-box>
        </draw:frame>
        <draw:frame draw:style-name="gr29" draw:text-style-name="P2" draw:layer="layout" svg:width="14.989cm" svg:height="0.433cm" svg:x="3.81cm" svg:y="20.706cm">
          <draw:text-box>
            <text:p text:style-name="P1"><text:span text:style-name="T2">Small excerpts of the </text:span><text:span text:style-name="T6">Information</text:span><text:span text:style-name="T2"> may be displayed to others or published in a scientific </text:span></text:p>
          </draw:text-box>
        </draw:frame>
        <draw:frame draw:style-name="gr30" draw:text-style-name="P2" draw:layer="layout" svg:width="14.755cm" svg:height="0.433cm" svg:x="3.81cm" svg:y="21.214cm">
          <draw:text-box>
            <text:p text:style-name="P1"><text:span text:style-name="T2">or technical context, solely for the purpose of describing the research and development </text:span></text:p>
          </draw:text-box>
        </draw:frame>
        <draw:frame draw:style-name="gr31" draw:text-style-name="P2" draw:layer="layout" svg:width="13.693cm" svg:height="0.433cm" svg:x="3.81cm" svg:y="21.731cm">
          <draw:text-box>
            <text:p text:style-name="P1"><text:span text:style-name="T2">and related issues. Any such use shall not infringe on the rights of any third party </text:span></text:p>
          </draw:text-box>
        </draw:frame>
        <draw:frame draw:style-name="gr32" draw:text-style-name="P2" draw:layer="layout" svg:width="11.39cm" svg:height="0.433cm" svg:x="3.81cm" svg:y="22.247cm">
          <draw:text-box>
            <text:p text:style-name="P1"><text:span text:style-name="T2">including, but limited to, the authors and publishers of the excerpts. </text:span></text:p>
          </draw:text-box>
        </draw:frame>
        <draw:frame draw:style-name="gr22" draw:text-style-name="P2" draw:layer="layout" svg:width="0.425cm" svg:height="0.433cm" svg:x="3.177cm" svg:y="22.755cm">
          <draw:text-box>
            <text:p text:style-name="P1"><text:span text:style-name="T2">4. </text:span></text:p>
          </draw:text-box>
        </draw:frame>
        <draw:frame draw:style-name="gr33" draw:text-style-name="P2" draw:layer="layout" svg:width="13.879cm" svg:height="0.433cm" svg:x="3.81cm" svg:y="22.755cm">
          <draw:text-box>
            <text:p text:style-name="P1"><text:span text:style-name="T2">Further distribution of this data, without explicit and written consent from the TREC</text:span></text:p>
          </draw:text-box>
        </draw:frame>
        <draw:frame draw:style-name="gr34" draw:text-style-name="P2" draw:layer="layout" svg:width="9.167cm" svg:height="0.433cm" svg:x="3.81cm" svg:y="23.272cm">
          <draw:text-box>
            <text:p text:style-name="P1"><text:span text:style-name="T2">OpenSearch 2016 organizers, is expressly prohibited. </text:span></text:p>
          </draw:text-box>
        </draw:frame>
        <draw:frame draw:style-name="gr22" draw:text-style-name="P2" draw:layer="layout" svg:width="0.425cm" svg:height="0.433cm" svg:x="3.177cm" svg:y="23.788cm">
          <draw:text-box>
            <text:p text:style-name="P1"><text:span text:style-name="T2">5. </text:span></text:p>
          </draw:text-box>
        </draw:frame>
        <draw:frame draw:style-name="gr35" draw:text-style-name="P2" draw:layer="layout" svg:width="14.988cm" svg:height="0.433cm" svg:x="3.81cm" svg:y="23.788cm">
          <draw:text-box>
            <text:p text:style-name="P1"><text:span text:style-name="T2">Copies of any such publications using the challenge data or systems must be sent to the </text:span></text:p>
          </draw:text-box>
        </draw:frame>
        <draw:frame draw:style-name="gr22" draw:text-style-name="P2" draw:layer="layout" svg:width="0.425cm" svg:height="0.433cm" svg:x="3.177cm" svg:y="24.813cm">
          <draw:text-box>
            <text:p text:style-name="P1"><text:span text:style-name="T2">6. </text:span></text:p>
          </draw:text-box>
        </draw:frame>
        <draw:frame draw:style-name="gr36" draw:text-style-name="P2" draw:layer="layout" svg:width="14.632cm" svg:height="0.433cm" svg:x="3.81cm" svg:y="24.813cm">
          <draw:text-box>
            <text:p text:style-name="P1"><text:span text:style-name="T2">The participating websites must not be referenced by name or URL in any publications </text:span></text:p>
          </draw:text-box>
        </draw:frame>
        <draw:frame draw:style-name="gr37" draw:text-style-name="P2" draw:layer="layout" svg:width="13.392cm" svg:height="0.433cm" svg:x="3.81cm" svg:y="25.321cm">
          <draw:text-box>
            <text:p text:style-name="P1"><text:span text:style-name="T2">using the challenge data or systems. They should instead be referenced by the </text:span></text:p>
          </draw:text-box>
        </draw:frame>
        <draw:frame draw:style-name="gr38" draw:text-style-name="P2" draw:layer="layout" svg:width="14.163cm" svg:height="0.433cm" svg:x="3.81cm" svg:y="25.837cm">
          <draw:text-box>
            <text:p text:style-name="P1"><text:span text:style-name="T2">corresponding use-case name, unless it is stated otherwise in the use-case specific </text:span></text:p>
          </draw:text-box>
        </draw:frame>
        <draw:frame draw:style-name="gr39" draw:text-style-name="P2" draw:layer="layout" svg:width="4.13cm" svg:height="0.433cm" svg:x="3.81cm" svg:y="26.354cm">
          <draw:text-box>
            <text:p text:style-name="P1"><text:span text:style-name="T2">terms and agreements. <text:s/></text:span></text:p>
          </draw:text-box>
        </draw:frame>
        <draw:control draw:style-name="gr40" draw:text-style-name="P7" draw:layer="layout" svg:width="13.5cm" svg:height="0.8cm" svg:x="5.2cm" svg:y="5.9cm" draw:control="control1"/>
        <draw:control draw:style-name="gr40" draw:text-style-name="P7" draw:layer="layout" svg:width="13.5cm" svg:height="0.8cm" svg:x="5.2cm" svg:y="6.9cm" draw:control="control2"/>
        <draw:control draw:style-name="gr40" draw:text-style-name="P7" draw:layer="layout" svg:width="13.5cm" svg:height="0.8cm" svg:x="5.2cm" svg:y="7.9cm" draw:control="control3"/>
        <draw:control draw:style-name="gr40" draw:text-style-name="P7" draw:layer="layout" svg:width="13.5cm" svg:height="0.8cm" svg:x="5.2cm" svg:y="8.9cm" draw:control="control4"/>
        <draw:control draw:style-name="gr40" draw:text-style-name="P7" draw:layer="layout" svg:width="13.5cm" svg:height="0.8cm" svg:x="5.2cm" svg:y="9.9cm" draw:control="control5"/>
        <draw:control draw:style-name="gr40" draw:text-style-name="P7" draw:layer="layout" svg:width="13.5cm" svg:height="0.8cm" svg:x="5.2cm" svg:y="10.8cm" draw:control="control6"/>
        <draw:control draw:style-name="gr40" draw:text-style-name="P7" draw:layer="layout" svg:width="13.5cm" svg:height="0.8cm" svg:x="5.2cm" svg:y="11.7cm" draw:control="control7"/>
        <draw:control draw:style-name="gr40" draw:text-style-name="P7" draw:layer="layout" svg:width="9.6cm" svg:height="0.8cm" svg:x="9.1cm" svg:y="12.8cm" draw:control="control8"/>
      </draw:page>
      <draw:page draw:name="page2" draw:style-name="dp1" draw:master-page-name="master-page3">
        <office:forms form:automatic-focus="false" form:apply-design-mode="false">
          <form:form form:name="Formuli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kstvak 1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22" draw:text-style-name="P2" draw:layer="layout" svg:width="0.425cm" svg:height="0.433cm" svg:x="3.177cm" svg:y="2.55cm">
          <draw:text-box>
            <text:p text:style-name="P1"><text:span text:style-name="T2">7. </text:span></text:p>
          </draw:text-box>
        </draw:frame>
        <draw:frame draw:style-name="gr16" draw:text-style-name="P2" draw:layer="layout" svg:width="14.226cm" svg:height="0.433cm" svg:x="3.81cm" svg:y="2.55cm">
          <draw:text-box>
            <text:p text:style-name="P1"><text:span text:style-name="T2">It is prohibited to enter challenge queries into the search engines of the participating </text:span></text:p>
          </draw:text-box>
        </draw:frame>
        <draw:frame draw:style-name="gr41" draw:text-style-name="P2" draw:layer="layout" svg:width="6.839cm" svg:height="0.433cm" svg:x="3.81cm" svg:y="3.067cm">
          <draw:text-box>
            <text:p text:style-name="P1"><text:span text:style-name="T2">websites when the challenge is running. </text:span></text:p>
          </draw:text-box>
        </draw:frame>
        <draw:frame draw:style-name="gr22" draw:text-style-name="P2" draw:layer="layout" svg:width="0.425cm" svg:height="0.433cm" svg:x="3.177cm" svg:y="3.575cm">
          <draw:text-box>
            <text:p text:style-name="P1"><text:span text:style-name="T2">8. </text:span></text:p>
          </draw:text-box>
        </draw:frame>
        <draw:frame draw:style-name="gr42" draw:text-style-name="P2" draw:layer="layout" svg:width="14.459cm" svg:height="0.433cm" svg:x="3.81cm" svg:y="3.575cm">
          <draw:text-box>
            <text:p text:style-name="P1"><text:span text:style-name="T2">In addition to the terms 1-7 stated in this general agreement, specific additional terms </text:span></text:p>
          </draw:text-box>
        </draw:frame>
        <draw:frame draw:style-name="gr43" draw:text-style-name="P2" draw:layer="layout" svg:width="13.845cm" svg:height="0.433cm" svg:x="3.81cm" svg:y="4.091cm">
          <draw:text-box>
            <text:p text:style-name="P1"><text:span text:style-name="T2">and conditions may apply to the individual use-cases as detailed on the challenge </text:span></text:p>
          </draw:text-box>
        </draw:frame>
        <draw:frame draw:style-name="gr44" draw:text-style-name="P2" draw:layer="layout" svg:width="7.893cm" svg:height="0.433cm" svg:x="3.81cm" svg:y="4.599cm">
          <draw:text-box>
            <text:p text:style-name="P1"><text:span text:style-name="T2">website (</text:span><text:span text:style-name="T2"><text:a xlink:href="http://trec-open-search.org/" xlink:type="simple">http://trec-open-search.org</text:a></text:span><text:span text:style-name="T2">). </text:span></text:p>
          </draw:text-box>
        </draw:frame>
        <draw:frame draw:style-name="gr3" draw:text-style-name="P2" draw:layer="layout" svg:width="0.38cm" svg:height="0.433cm" svg:x="2.54cm" svg:y="5.116cm">
          <draw:text-box>
            <text:p text:style-name="P1"><text:span text:style-name="T2"><text:s/></text:span></text:p>
          </draw:text-box>
        </draw:frame>
        <draw:frame draw:style-name="gr45" draw:text-style-name="P2" draw:layer="layout" svg:width="6.737cm" svg:height="0.433cm" svg:x="2.54cm" svg:y="5.632cm">
          <draw:text-box>
            <text:p text:style-name="P1"><text:span text:style-name="T6">Own Assessment of Information Use</text:span><text:span text:style-name="T2"> </text:span></text:p>
          </draw:text-box>
        </draw:frame>
        <draw:frame draw:style-name="gr46" draw:text-style-name="P2" draw:layer="layout" svg:width="14.819cm" svg:height="0.433cm" svg:x="2.54cm" svg:y="6.14cm">
          <draw:text-box>
            <text:p text:style-name="P1"><text:span text:style-name="T2">The person must make their own assessment of the suitability of the </text:span><text:span text:style-name="T6">Information</text:span><text:span text:style-name="T2"> for its </text:span></text:p>
          </draw:text-box>
        </draw:frame>
        <draw:frame draw:style-name="gr47" draw:text-style-name="P2" draw:layer="layout" svg:width="10.183cm" svg:height="0.433cm" svg:x="2.54cm" svg:y="6.657cm">
          <draw:text-box>
            <text:p text:style-name="P1"><text:span text:style-name="T2">research and development purposes under Permitted Uses. </text:span></text:p>
          </draw:text-box>
        </draw:frame>
        <draw:frame draw:style-name="gr3" draw:text-style-name="P2" draw:layer="layout" svg:width="0.38cm" svg:height="0.433cm" svg:x="2.54cm" svg:y="7.165cm">
          <draw:text-box>
            <text:p text:style-name="P1"><text:span text:style-name="T2"><text:s/></text:span></text:p>
          </draw:text-box>
        </draw:frame>
        <draw:frame draw:style-name="gr48" draw:text-style-name="P2" draw:layer="layout" svg:width="6.924cm" svg:height="0.433cm" svg:x="2.54cm" svg:y="7.681cm">
          <draw:text-box>
            <text:p text:style-name="P1"><text:span text:style-name="T6">Agreement to Delete Data on Request</text:span><text:span text:style-name="T2"> </text:span></text:p>
          </draw:text-box>
        </draw:frame>
        <draw:frame draw:style-name="gr49" draw:text-style-name="P2" draw:layer="layout" svg:width="14.671cm" svg:height="0.433cm" svg:x="2.54cm" svg:y="8.198cm">
          <draw:text-box>
            <text:p text:style-name="P1"><text:span text:style-name="T2">The person shall delete within thirty days of receiving notice all copies of any particular </text:span></text:p>
          </draw:text-box>
        </draw:frame>
        <draw:frame draw:style-name="gr50" draw:text-style-name="P2" draw:layer="layout" svg:width="15.179cm" svg:height="0.433cm" svg:x="2.54cm" svg:y="8.706cm">
          <draw:text-box>
            <text:p text:style-name="P1"><text:span text:style-name="T2">document or search result that is part of the </text:span><text:span text:style-name="T6">Information</text:span><text:span text:style-name="T2"> whenever requested to do so by </text:span></text:p>
          </draw:text-box>
        </draw:frame>
        <draw:frame draw:style-name="gr51" draw:text-style-name="P2" draw:layer="layout" svg:width="1.166cm" svg:height="0.433cm" svg:x="2.54cm" svg:y="9.222cm">
          <draw:text-box>
            <text:p text:style-name="P1"><text:span text:style-name="T2">either: </text:span></text:p>
          </draw:text-box>
        </draw:frame>
        <draw:frame draw:style-name="gr22" draw:text-style-name="P2" draw:layer="layout" svg:width="0.425cm" svg:height="0.433cm" svg:x="3.177cm" svg:y="9.739cm">
          <draw:text-box>
            <text:p text:style-name="P1"><text:span text:style-name="T2">1. </text:span></text:p>
          </draw:text-box>
        </draw:frame>
        <draw:frame draw:style-name="gr52" draw:text-style-name="P2" draw:layer="layout" svg:width="7.529cm" svg:height="0.433cm" svg:x="3.81cm" svg:y="9.739cm">
          <draw:text-box>
            <text:p text:style-name="P1"><text:span text:style-name="T2">The TREC OpenSearch 2016 organizers; or </text:span></text:p>
          </draw:text-box>
        </draw:frame>
        <draw:frame draw:style-name="gr22" draw:text-style-name="P2" draw:layer="layout" svg:width="0.425cm" svg:height="0.433cm" svg:x="3.177cm" svg:y="10.247cm">
          <draw:text-box>
            <text:p text:style-name="P1"><text:span text:style-name="T2">2. </text:span></text:p>
          </draw:text-box>
        </draw:frame>
        <draw:frame draw:style-name="gr53" draw:text-style-name="P2" draw:layer="layout" svg:width="11.326cm" svg:height="0.433cm" svg:x="3.81cm" svg:y="10.247cm">
          <draw:text-box>
            <text:p text:style-name="P1"><text:span text:style-name="T2">the owner of copyright for the particular document or search result. </text:span></text:p>
          </draw:text-box>
        </draw:frame>
        <draw:frame draw:style-name="gr3" draw:text-style-name="P2" draw:layer="layout" svg:width="0.38cm" svg:height="0.433cm" svg:x="2.54cm" svg:y="10.763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0.38cm" svg:height="0.433cm" svg:x="2.54cm" svg:y="11.271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0.38cm" svg:height="0.433cm" svg:x="2.54cm" svg:y="11.788cm">
          <draw:text-box>
            <text:p text:style-name="P1"><text:span text:style-name="T2"><text:s/></text:span></text:p>
          </draw:text-box>
        </draw:frame>
        <draw:frame draw:style-name="gr54" draw:text-style-name="P2" draw:layer="layout" svg:width="10.31cm" svg:height="0.433cm" svg:x="3.81cm" svg:y="14.104cm">
          <draw:text-box>
            <text:p text:style-name="P1"><text:span text:style-name="T8">Signature ________________________________________</text:span><text:span text:style-name="T2"> </text:span></text:p>
          </draw:text-box>
        </draw:frame>
        <draw:frame draw:style-name="gr3" draw:text-style-name="P2" draw:layer="layout" svg:width="0.38cm" svg:height="0.433cm" svg:x="3.81cm" svg:y="14.612cm">
          <draw:text-box>
            <text:p text:style-name="P1"><text:span text:style-name="T8"><text:s/></text:span></text:p>
          </draw:text-box>
        </draw:frame>
        <draw:frame draw:style-name="gr55" draw:text-style-name="P2" draw:layer="layout" svg:width="10.374cm" svg:height="0.433cm" svg:x="3.81cm" svg:y="17.628cm">
          <draw:text-box>
            <text:p text:style-name="P1"><text:span text:style-name="T8">Place and date</text:span><text:span text:style-name="T2"> </text:span></text:p>
          </draw:text-box>
        </draw:frame>
        <draw:frame draw:style-name="gr3" draw:text-style-name="P2" draw:layer="layout" svg:width="0.38cm" svg:height="0.433cm" svg:x="3.81cm" svg:y="15.636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0.38cm" svg:height="0.433cm" svg:x="2.54cm" svg:y="14.353cm">
          <draw:text-box>
            <text:p text:style-name="P1"><text:span text:style-name="T2"><text:s/></text:span></text:p>
          </draw:text-box>
        </draw:frame>
        <draw:frame draw:style-name="gr56" draw:text-style-name="P2" draw:layer="layout" svg:width="17.194cm" svg:height="0.433cm" svg:x="2.544cm" svg:y="19.8cm">
          <draw:text-box>
            <text:p text:style-name="P1"><text:span text:style-name="T2">Please fill out this form, print it, sign it and send it via email to: </text:span><text:span text:style-name="T2"><text:a xlink:href="mailto:trec-os-organizers@googlegroups.com" xlink:type="simple">trec-os-organizers@googlegroups.com</text:a></text:span><text:span text:style-name="T2"> </text:span></text:p>
          </draw:text-box>
        </draw:frame>
        <draw:frame draw:style-name="gr3" draw:text-style-name="P2" draw:layer="layout" svg:width="0.38cm" svg:height="0.433cm" svg:x="2.54cm" svg:y="20.177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0.38cm" svg:height="0.433cm" svg:x="2.54cm" svg:y="20.694cm">
          <draw:text-box>
            <text:p text:style-name="P1"><text:span text:style-name="T2"><text:s/></text:span></text:p>
          </draw:text-box>
        </draw:frame>
        <draw:frame draw:style-name="gr57" draw:text-style-name="P8" draw:layer="layout" svg:width="15.885cm" svg:height="0.353cm" svg:x="2.54cm" svg:y="21.204cm">
          <draw:text-box>
            <text:p text:style-name="P1"><text:span text:style-name="T9">After approval of your application, you will receive details on how to obtain full access to the challenge system and </text:span></text:p>
          </draw:text-box>
        </draw:frame>
        <draw:frame draw:style-name="gr58" draw:text-style-name="P8" draw:layer="layout" svg:width="5.12cm" svg:height="0.353cm" svg:x="2.54cm" svg:y="21.627cm">
          <draw:text-box>
            <text:p text:style-name="P1"><text:span text:style-name="T9">associated data as soon as possible.</text:span></text:p>
          </draw:text-box>
        </draw:frame>
        <draw:frame draw:style-name="gr3" draw:text-style-name="P2" draw:layer="layout" svg:width="0.38cm" svg:height="0.433cm" svg:x="7.729cm" svg:y="21.566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0.38cm" svg:height="0.433cm" svg:x="2.54cm" svg:y="22.049cm">
          <draw:text-box>
            <text:p text:style-name="P1"><text:span text:style-name="T2"><text:s/></text:span></text:p>
          </draw:text-box>
        </draw:frame>
        <draw:control draw:style-name="gr40" draw:text-style-name="P7" draw:layer="layout" svg:width="12cm" svg:height="0.8cm" svg:x="6.6cm" svg:y="17.2cm" draw:control="control9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23T00:30:35.484579407</dc:date>
    <meta:editing-duration>PT2H16M54S</meta:editing-duration>
    <meta:editing-cycles>4</meta:editing-cycles>
    <meta:generator>LibreOffice/4.4.6.3$Linux_X86_64 LibreOffice_project/40m0$Build-3</meta:generator>
    <meta:document-statistic meta:object-count="93"/>
  </office:meta>
</office:document-meta>
</file>